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3cm" svg:height="11.43cm" svg:x="4.81cm" svg:y="6.71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6.24cm" svg:y1="18.145cm" svg:x2="4.81cm" svg:y2="6.715cm">
          <text:p/>
        </draw:line>
        <draw:frame draw:style-name="gr3" draw:layer="layout" svg:width="0.853cm" svg:height="0.962cm" svg:x="4.175cm" svg:y="18.145cm">
          <draw:text-box>
            <text:p>0</text:p>
          </draw:text-box>
        </draw:frame>
        <draw:frame draw:style-name="gr3" draw:layer="layout" svg:width="0.853cm" svg:height="0.962cm" svg:x="4.175cm" svg:y="5.753cm">
          <draw:text-box>
            <text:p>1</text:p>
          </draw:text-box>
        </draw:frame>
        <draw:frame draw:style-name="gr3" draw:layer="layout" svg:width="0.853cm" svg:height="0.962cm" svg:x="16.24cm" svg:y="18.145cm">
          <draw:text-box>
            <text:p>2</text:p>
          </draw:text-box>
        </draw:frame>
        <draw:frame draw:style-name="gr3" draw:layer="layout" svg:width="0.853cm" svg:height="0.962cm" svg:x="16.24cm" svg:y="5.753cm">
          <draw:text-box>
            <text:p>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tay Meiri</meta:initial-creator>
    <meta:creation-date>2011-07-22T11:33:04</meta:creation-date>
    <dc:date>2011-07-22T11:34:52</dc:date>
    <dc:creator>Etay Meiri</dc:creator>
    <meta:editing-duration>PT1M48S</meta:editing-duration>
    <meta:editing-cycles>1</meta:editing-cycles>
    <meta:document-statistic meta:object-count="6"/>
    <meta:generator>LibreOffice/3.3$Unix LibreOffice_project/330m19$Build-202</meta:generator>
  </office:meta>
</office:document-meta>
</file>